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29cm" style:rel-column-width="10538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4cm" style:rel-column-width="2247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31<text:span text:style-name="T1">rd</text:span> To Apr 7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April 7<text:span text:style-name="T1">th</text:span></text:p>
          </table:table-cell>
          <table:table-cell table:style-name="Table2.A2" office:value-type="string">
            <text:p text:style-name="P5">All Members Attended</text:p>
          </table:table-cell>
          <table:table-cell table:style-name="Table2.C2" office:value-type="string">
            <text:p text:style-name="P4">- Final stages of project</text:p>
            <text:p text:style-name="P4"/>
            <text:p text:style-name="P4">- What needs to be implemented before the due date of iteration 2</text:p>
            <text:p text:style-name="P4"/>
            <text:p text:style-name="P4">- Address documentation needs</text:p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Table_20_Contents">- Created the Rest View GUI</text:p>
            <text:p text:style-name="Table_20_Contents"/>
            <text:p text:style-name="Table_20_Contents">- Created the Chit Placement View GUI</text:p>
            <text:p text:style-name="Table_20_Contents"/>
            <text:p text:style-name="Table_20_Contents">- Wrote all use cases for iteration 2</text:p>
            <text:p text:style-name="Table_20_Contents"/>
            <text:p text:style-name="Table_20_Contents">- Created all unbounded use case diagrams for iteration 2</text:p>
            <text:p text:style-name="Table_20_Contents"/>
            <text:p text:style-name="Table_20_Contents">- Fixed some bugs in cheat mode an resting</text:p>
            <text:p text:style-name="Table_20_Contents"/>
            <text:p text:style-name="Table_20_Contents">- Finished requirements part of the documentation</text:p>
            <text:p text:style-name="Table_20_Contents"/>
            <text:p text:style-name="Table_20_Contents">- Implemented functionality for the lost city and castle</text:p>
          </table:table-cell>
          <table:table-cell table:style-name="Table1.D2" office:value-type="string">
            <text:p text:style-name="P4">- Implement monster roll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3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3" office:value-type="float" office:value="9">
            <text:p text:style-name="P5">9</text:p>
          </table:table-cell>
          <table:table-cell table:style-name="Table1.A2" office:value-type="string">
            <text:p text:style-name="P4">- Fixed implementation of back-end resting code</text:p>
            <text:p text:style-name="P4"/>
            <text:p text:style-name="P4">- Added in full implementation of 2* combat system, where players can only select up to 2* in combat</text:p>
            <text:p text:style-name="P4"/>
            <text:p text:style-name="P4">- Added ability to select chits during combat</text:p>
            <text:p text:style-name="P4"/>
            <text:p text:style-name="P4">- Implemented a shell for monster <text:soft-page-break/>combat, and now players can initiate monster combat</text:p>
            <text:p text:style-name="P4"/>
            <text:p text:style-name="P4">- Implemented the treasure pile system</text:p>
            <text:p text:style-name="P4"/>
            <text:p text:style-name="P4">- Implemented the ability to find hidden players in clearing</text:p>
          </table:table-cell>
          <table:table-cell table:style-name="Table1.D2" office:value-type="string">
            <text:p text:style-name="P4">- Test monster combat for any possible bugs</text:p>
            <text:p text:style-name="P4"/>
            <text:p text:style-name="P4">- Test resting for possible bugs</text:p>
            <text:p text:style-name="P4"/>
            <text:p text:style-name="P4">- Test chit selection for bugs</text:p>
            <text:p text:style-name="P4"/>
            <text:p text:style-name="P4">- Work on documentation for code interaction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4-07T18:16:47.04</dc:date>
    <meta:editing-duration>PT1H41M15S</meta:editing-duration>
    <meta:editing-cycles>41</meta:editing-cycles>
    <meta:generator>OpenOffice/4.1.0$Win32 OpenOffice.org_project/410m18$Build-9764</meta:generator>
    <meta:document-statistic meta:table-count="2" meta:image-count="0" meta:object-count="0" meta:page-count="2" meta:paragraph-count="38" meta:word-count="222" meta:character-count="1243"/>
  </office:meta>
</office:document-meta>
</file>